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fc72a" officeooo:paragraph-rsid="001fc72a"/>
    </style:style>
    <style:style style:name="P2" style:family="paragraph" style:parent-style-name="Text_20_body">
      <style:text-properties officeooo:rsid="00205346" officeooo:paragraph-rsid="00205346"/>
    </style:style>
    <style:style style:name="P3" style:family="paragraph" style:parent-style-name="Text_20_body">
      <style:text-properties officeooo:rsid="00224f96" officeooo:paragraph-rsid="00224f96"/>
    </style:style>
    <style:style style:name="P4" style:family="paragraph" style:parent-style-name="Text_20_body">
      <style:text-properties fo:font-style="italic" officeooo:rsid="002425d3" officeooo:paragraph-rsid="002425d3" style:font-style-asian="italic" style:font-style-complex="italic"/>
    </style:style>
    <style:style style:name="P5" style:family="paragraph" style:parent-style-name="Text_20_body">
      <style:text-properties fo:font-style="normal" officeooo:rsid="0025fc16" officeooo:paragraph-rsid="0025fc16" style:font-style-asian="normal" style:font-style-complex="normal"/>
    </style:style>
    <style:style style:name="P6" style:family="paragraph" style:parent-style-name="Text_20_body">
      <style:text-properties fo:font-style="normal" officeooo:rsid="002b7784" officeooo:paragraph-rsid="002b7784" style:font-style-asian="normal" style:font-style-complex="normal"/>
    </style:style>
    <style:style style:name="P7" style:family="paragraph" style:parent-style-name="Text_20_body">
      <style:text-properties fo:font-style="normal" officeooo:rsid="002d68ee" officeooo:paragraph-rsid="002eda6f" style:font-style-asian="normal" style:font-style-complex="normal"/>
    </style:style>
    <style:style style:name="P8" style:family="paragraph" style:parent-style-name="Text_20_body">
      <style:text-properties fo:font-style="normal" officeooo:rsid="002d68ee" officeooo:paragraph-rsid="002ef66d" style:font-style-asian="normal" style:font-style-complex="normal"/>
    </style:style>
    <style:style style:name="P9" style:family="paragraph" style:parent-style-name="Text_20_body">
      <style:text-properties fo:font-style="normal" officeooo:rsid="002d68ee" officeooo:paragraph-rsid="0032ebbe" style:font-style-asian="normal" style:font-style-complex="normal"/>
    </style:style>
    <style:style style:name="P10" style:family="paragraph" style:parent-style-name="Text_20_body" style:list-style-name="L1">
      <style:text-properties fo:font-style="normal" officeooo:rsid="0032ebbe" officeooo:paragraph-rsid="0032ebbe" style:font-style-asian="normal" style:font-style-complex="normal"/>
    </style:style>
    <style:style style:name="P11" style:family="paragraph" style:parent-style-name="Text_20_body">
      <style:text-properties fo:font-style="normal" officeooo:rsid="0033783f" officeooo:paragraph-rsid="0033783f" style:font-style-asian="normal" style:font-style-complex="normal"/>
    </style:style>
    <style:style style:name="P12" style:family="paragraph" style:parent-style-name="Text_20_body">
      <style:text-properties fo:font-style="normal" style:text-underline-style="solid" style:text-underline-width="auto" style:text-underline-color="font-color" officeooo:rsid="0034d549" officeooo:paragraph-rsid="0034d549" style:font-style-asian="normal" style:font-style-complex="normal"/>
    </style:style>
    <style:style style:name="P13" style:family="paragraph" style:parent-style-name="Text_20_body">
      <style:text-properties fo:font-style="normal" style:text-underline-style="none" officeooo:rsid="003613fd" officeooo:paragraph-rsid="003613fd" style:font-style-asian="normal" style:font-style-complex="normal"/>
    </style:style>
    <style:style style:name="P14" style:family="paragraph" style:parent-style-name="Text_20_body">
      <style:text-properties fo:font-style="normal" style:text-underline-style="none" officeooo:rsid="003b6cf5" officeooo:paragraph-rsid="003b6cf5" style:font-style-asian="normal" style:font-style-complex="normal"/>
    </style:style>
    <style:style style:name="P15" style:family="paragraph" style:parent-style-name="Text_20_body">
      <style:text-properties fo:font-style="normal" style:text-underline-style="none" officeooo:rsid="003c42bb" officeooo:paragraph-rsid="003c42bb" style:font-style-asian="normal" style:font-style-complex="normal"/>
    </style:style>
    <style:style style:name="P16" style:family="paragraph" style:parent-style-name="Text_20_body" style:list-style-name="L2">
      <style:text-properties fo:font-style="normal" style:text-underline-style="none" officeooo:rsid="003c42bb" officeooo:paragraph-rsid="003c42bb" style:font-style-asian="normal" style:font-style-complex="normal"/>
    </style:style>
    <style:style style:name="P17" style:family="paragraph" style:parent-style-name="Text_20_body" style:list-style-name="L2">
      <style:text-properties fo:font-style="normal" style:text-underline-style="none" officeooo:rsid="003ce8df" officeooo:paragraph-rsid="003ce8df" style:font-style-asian="normal" style:font-style-complex="normal"/>
    </style:style>
    <style:style style:name="P18" style:family="paragraph" style:parent-style-name="Text_20_body" style:list-style-name="L2">
      <style:text-properties fo:font-style="normal" style:text-underline-style="none" officeooo:rsid="003e377a" officeooo:paragraph-rsid="003e377a" style:font-style-asian="normal" style:font-style-complex="normal"/>
    </style:style>
    <style:style style:name="P19" style:family="paragraph" style:parent-style-name="Text_20_body" style:list-style-name="L2">
      <style:text-properties fo:font-style="normal" style:text-underline-style="none" officeooo:rsid="003f9e35" officeooo:paragraph-rsid="003f9e35" style:font-style-asian="normal" style:font-style-complex="normal"/>
    </style:style>
    <style:style style:name="P20" style:family="paragraph" style:parent-style-name="Text_20_body" style:list-style-name="L2">
      <style:text-properties fo:font-style="normal" style:text-underline-style="none" officeooo:rsid="00417c45" officeooo:paragraph-rsid="00417c45" style:font-style-asian="normal" style:font-style-complex="normal"/>
    </style:style>
    <style:style style:name="P21" style:family="paragraph" style:parent-style-name="Text_20_body" style:list-style-name="L2">
      <style:text-properties fo:font-style="normal" style:text-underline-style="none" officeooo:rsid="00432b7a" officeooo:paragraph-rsid="00432b7a" style:font-style-asian="normal" style:font-style-complex="normal"/>
    </style:style>
    <style:style style:name="P22" style:family="paragraph" style:parent-style-name="Text_20_body">
      <style:text-properties fo:font-style="normal" style:text-underline-style="none" officeooo:rsid="0046bf03" officeooo:paragraph-rsid="0046bf03" style:font-style-asian="normal" style:font-style-complex="normal"/>
    </style:style>
    <style:style style:name="P23" style:family="paragraph" style:parent-style-name="Text_20_body">
      <style:text-properties fo:font-style="normal" style:text-underline-style="none" officeooo:rsid="004864d5" officeooo:paragraph-rsid="004864d5" style:font-style-asian="normal" style:font-style-complex="normal"/>
    </style:style>
    <style:style style:name="P24" style:family="paragraph" style:parent-style-name="Text_20_body" style:list-style-name="L3">
      <style:text-properties fo:font-style="normal" style:text-underline-style="none" officeooo:rsid="004a26e9" officeooo:paragraph-rsid="004a26e9" style:font-style-asian="normal" style:font-style-complex="normal"/>
    </style:style>
    <style:style style:name="P25" style:family="paragraph" style:parent-style-name="Text_20_body" style:list-style-name="L3">
      <style:text-properties officeooo:paragraph-rsid="004d3bd3"/>
    </style:style>
    <style:style style:name="P26" style:family="paragraph" style:parent-style-name="Text_20_body" style:list-style-name="L3">
      <style:text-properties officeooo:rsid="005158fe" officeooo:paragraph-rsid="005158fe"/>
    </style:style>
    <style:style style:name="P27" style:family="paragraph" style:parent-style-name="Text_20_body" style:list-style-name="L3">
      <style:text-properties officeooo:rsid="0052594f" officeooo:paragraph-rsid="0052594f"/>
    </style:style>
    <style:style style:name="P28" style:family="paragraph" style:parent-style-name="Text_20_body">
      <style:text-properties officeooo:rsid="00534f19" officeooo:paragraph-rsid="00534f19"/>
    </style:style>
    <style:style style:name="P29" style:family="paragraph" style:parent-style-name="Text_20_body">
      <style:text-properties officeooo:rsid="0055d3dd" officeooo:paragraph-rsid="0055d3dd"/>
    </style:style>
    <style:style style:name="P30" style:family="paragraph" style:parent-style-name="Text_20_body">
      <style:text-properties officeooo:rsid="00565679" officeooo:paragraph-rsid="00565679"/>
    </style:style>
    <style:style style:name="P31" style:family="paragraph" style:parent-style-name="Text_20_body">
      <style:text-properties officeooo:rsid="005a4592" officeooo:paragraph-rsid="005a4592"/>
    </style:style>
    <style:style style:name="P32" style:family="paragraph" style:parent-style-name="Text_20_body">
      <style:text-properties officeooo:rsid="005d6f8c" officeooo:paragraph-rsid="005d6f8c"/>
    </style:style>
    <style:style style:name="P33" style:family="paragraph" style:parent-style-name="Text_20_body">
      <style:text-properties officeooo:rsid="006025ba" officeooo:paragraph-rsid="006025ba"/>
    </style:style>
    <style:style style:name="P34" style:family="paragraph" style:parent-style-name="Text_20_body">
      <style:text-properties officeooo:rsid="006213a3" officeooo:paragraph-rsid="006213a3"/>
    </style:style>
    <style:style style:name="P35" style:family="paragraph" style:parent-style-name="Text_20_body">
      <style:text-properties officeooo:rsid="00629675" officeooo:paragraph-rsid="00629675"/>
    </style:style>
    <style:style style:name="P36" style:family="paragraph" style:parent-style-name="Text_20_body">
      <style:text-properties officeooo:rsid="006444b0" officeooo:paragraph-rsid="006444b0"/>
    </style:style>
    <style:style style:name="P37" style:family="paragraph" style:parent-style-name="Text_20_body">
      <style:text-properties officeooo:rsid="0065453c" officeooo:paragraph-rsid="0065453c"/>
    </style:style>
    <style:style style:name="P38" style:family="paragraph" style:parent-style-name="Text_20_body">
      <style:text-properties officeooo:rsid="0065da8e" officeooo:paragraph-rsid="0065da8e"/>
    </style:style>
    <style:style style:name="P39" style:family="paragraph" style:parent-style-name="Text_20_body">
      <style:text-properties officeooo:rsid="006683dd" officeooo:paragraph-rsid="006683dd"/>
    </style:style>
    <style:style style:name="P40" style:family="paragraph" style:parent-style-name="Text_20_body">
      <style:text-properties officeooo:rsid="0067a4d6" officeooo:paragraph-rsid="0067a4d6"/>
    </style:style>
    <style:style style:name="P41" style:family="paragraph" style:parent-style-name="Text_20_body">
      <style:text-properties officeooo:rsid="006de0a4" officeooo:paragraph-rsid="006de0a4"/>
    </style:style>
    <style:style style:name="P42" style:family="paragraph" style:parent-style-name="Text_20_body">
      <style:text-properties officeooo:rsid="006fd0a2" officeooo:paragraph-rsid="006fd0a2"/>
    </style:style>
    <style:style style:name="P43" style:family="paragraph" style:parent-style-name="Text_20_body">
      <style:text-properties officeooo:rsid="00703156" officeooo:paragraph-rsid="00703156"/>
    </style:style>
    <style:style style:name="P44" style:family="paragraph" style:parent-style-name="Text_20_body">
      <style:text-properties officeooo:rsid="0070590a" officeooo:paragraph-rsid="0070590a"/>
    </style:style>
    <style:style style:name="P45" style:family="paragraph" style:parent-style-name="Text_20_body">
      <style:text-properties officeooo:rsid="0072afc1" officeooo:paragraph-rsid="0072afc1"/>
    </style:style>
    <style:style style:name="P46" style:family="paragraph" style:parent-style-name="Text_20_body">
      <style:text-properties officeooo:rsid="0073d981" officeooo:paragraph-rsid="0073d981"/>
    </style:style>
    <style:style style:name="P47" style:family="paragraph" style:parent-style-name="Text_20_body">
      <style:text-properties officeooo:rsid="0077a208" officeooo:paragraph-rsid="0077a208"/>
    </style:style>
    <style:style style:name="P48" style:family="paragraph" style:parent-style-name="Text_20_body">
      <style:text-properties officeooo:rsid="00796b61" officeooo:paragraph-rsid="00796b61"/>
    </style:style>
    <style:style style:name="P49" style:family="paragraph" style:parent-style-name="Text_20_body">
      <style:text-properties officeooo:rsid="007d00a2" officeooo:paragraph-rsid="007d00a2"/>
    </style:style>
    <style:style style:name="P50" style:family="paragraph" style:parent-style-name="Text_20_body">
      <style:text-properties style:text-underline-style="solid" style:text-underline-width="auto" style:text-underline-color="font-color" officeooo:rsid="007ee723" officeooo:paragraph-rsid="007ee723"/>
    </style:style>
    <style:style style:name="P51" style:family="paragraph" style:parent-style-name="Text_20_body">
      <style:text-properties style:text-underline-style="none" officeooo:rsid="007faf18" officeooo:paragraph-rsid="007faf18"/>
    </style:style>
    <style:style style:name="P52" style:family="paragraph" style:parent-style-name="Text_20_body">
      <style:text-properties style:text-underline-style="none" officeooo:rsid="00824078" officeooo:paragraph-rsid="00824078"/>
    </style:style>
    <style:style style:name="P53" style:family="paragraph" style:parent-style-name="Text_20_body">
      <style:text-properties style:text-underline-style="none" officeooo:rsid="0082cb29" officeooo:paragraph-rsid="0082cb29"/>
    </style:style>
    <style:style style:name="P54" style:family="paragraph" style:parent-style-name="Text_20_body">
      <style:text-properties style:text-underline-style="none" officeooo:rsid="0084b124" officeooo:paragraph-rsid="0084b124"/>
    </style:style>
    <style:style style:name="P55" style:family="paragraph" style:parent-style-name="Text_20_body">
      <style:text-properties style:text-underline-style="none" officeooo:rsid="00863cc2" officeooo:paragraph-rsid="00863cc2"/>
    </style:style>
    <style:style style:name="P56" style:family="paragraph" style:parent-style-name="Text_20_body" style:list-style-name="L4">
      <style:text-properties style:text-underline-style="none" officeooo:rsid="00870168" officeooo:paragraph-rsid="00870168"/>
    </style:style>
    <style:style style:name="P57" style:family="paragraph" style:parent-style-name="Text_20_body" style:list-style-name="L4">
      <style:text-properties style:text-underline-style="none" officeooo:rsid="0087c501" officeooo:paragraph-rsid="0087c501"/>
    </style:style>
    <style:style style:name="P58" style:family="paragraph" style:parent-style-name="Text_20_body">
      <style:text-properties style:text-underline-style="none" officeooo:rsid="0087c501" officeooo:paragraph-rsid="0087c501"/>
    </style:style>
    <style:style style:name="P59" style:family="paragraph" style:parent-style-name="Text_20_body" style:list-style-name="L4">
      <style:text-properties style:text-underline-style="none" officeooo:rsid="0088bf14" officeooo:paragraph-rsid="0088bf14"/>
    </style:style>
    <style:style style:name="P60" style:family="paragraph" style:parent-style-name="Text_20_body">
      <style:text-properties style:text-underline-style="none" officeooo:rsid="0088bf14" officeooo:paragraph-rsid="0088bf14"/>
    </style:style>
    <style:style style:name="P61" style:family="paragraph" style:parent-style-name="Text_20_body">
      <style:text-properties style:text-underline-style="none" officeooo:rsid="008b57cf" officeooo:paragraph-rsid="008b57cf"/>
    </style:style>
    <style:style style:name="P62" style:family="paragraph" style:parent-style-name="Text_20_body">
      <style:text-properties style:text-underline-style="none" officeooo:rsid="008dff32" officeooo:paragraph-rsid="008dff32"/>
    </style:style>
    <style:style style:name="P63" style:family="paragraph" style:parent-style-name="Text_20_body">
      <style:text-properties style:text-underline-style="none" officeooo:rsid="008fbdbe" officeooo:paragraph-rsid="008fbdbe"/>
    </style:style>
    <style:style style:name="P64" style:family="paragraph" style:parent-style-name="Text_20_body">
      <style:text-properties style:text-underline-style="none" officeooo:rsid="0093b3ec" officeooo:paragraph-rsid="0093b3ec"/>
    </style:style>
    <style:style style:name="P65" style:family="paragraph" style:parent-style-name="Title">
      <style:text-properties officeooo:rsid="001fc72a" officeooo:paragraph-rsid="001fc72a"/>
    </style:style>
    <style:style style:name="T1" style:family="text">
      <style:text-properties officeooo:rsid="002425d3"/>
    </style:style>
    <style:style style:name="T2" style:family="text">
      <style:text-properties officeooo:rsid="0027cb34"/>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officeooo:rsid="0027cb34" style:font-style-asian="italic" style:font-style-complex="italic"/>
    </style:style>
    <style:style style:name="T5" style:family="text">
      <style:text-properties fo:font-style="italic" style:text-underline-style="none" officeooo:rsid="005be65d" style:font-style-asian="italic" style:font-style-complex="italic"/>
    </style:style>
    <style:style style:name="T6" style:family="text">
      <style:text-properties fo:font-style="italic" style:text-underline-style="none" officeooo:rsid="0074a34a" style:font-style-asian="italic" style:font-style-complex="italic"/>
    </style:style>
    <style:style style:name="T7" style:family="text">
      <style:text-properties officeooo:rsid="002eda6f"/>
    </style:style>
    <style:style style:name="T8" style:family="text">
      <style:text-properties officeooo:rsid="002ef66d"/>
    </style:style>
    <style:style style:name="T9" style:family="text">
      <style:text-properties officeooo:rsid="0030bbc1"/>
    </style:style>
    <style:style style:name="T10" style:family="text">
      <style:text-properties officeooo:rsid="003128eb"/>
    </style:style>
    <style:style style:name="T11" style:family="text">
      <style:text-properties officeooo:rsid="0032ebbe"/>
    </style:style>
    <style:style style:name="T12" style:family="text">
      <style:text-properties officeooo:rsid="00367aae"/>
    </style:style>
    <style:style style:name="T13" style:family="text">
      <style:text-properties officeooo:rsid="0039901c"/>
    </style:style>
    <style:style style:name="T14" style:family="text">
      <style:text-properties officeooo:rsid="003e752e"/>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officeooo:rsid="004d3bd3" style:font-style-asian="normal" style:font-style-complex="normal"/>
    </style:style>
    <style:style style:name="T17" style:family="text">
      <style:text-properties fo:font-style="normal" style:text-underline-style="none" officeooo:rsid="004e3a66" style:font-style-asian="normal" style:font-style-complex="normal"/>
    </style:style>
    <style:style style:name="T18" style:family="text">
      <style:text-properties fo:font-style="normal" style:text-underline-style="none" officeooo:rsid="004fb490" style:font-style-asian="normal" style:font-style-complex="normal"/>
    </style:style>
    <style:style style:name="T19" style:family="text">
      <style:text-properties fo:font-style="normal" style:text-underline-style="none" officeooo:rsid="004fdd4d" style:font-style-asian="normal" style:font-style-complex="normal"/>
    </style:style>
    <style:style style:name="T20" style:family="text">
      <style:text-properties fo:font-style="normal" style:text-underline-style="none" officeooo:rsid="0051993f" style:font-style-asian="normal" style:font-style-complex="normal"/>
    </style:style>
    <style:style style:name="T21" style:family="text">
      <style:text-properties fo:font-style="normal" style:text-underline-style="none" officeooo:rsid="0058287f" style:font-style-asian="normal" style:font-style-complex="normal"/>
    </style:style>
    <style:style style:name="T22" style:family="text">
      <style:text-properties fo:font-style="normal" style:text-underline-style="none" officeooo:rsid="0059395e" style:font-style-asian="normal" style:font-style-complex="normal"/>
    </style:style>
    <style:style style:name="T23" style:family="text">
      <style:text-properties fo:font-style="normal" style:text-underline-style="none" officeooo:rsid="005be65d" style:font-style-asian="normal" style:font-style-complex="normal"/>
    </style:style>
    <style:style style:name="T24" style:family="text">
      <style:text-properties fo:font-style="normal" style:text-underline-style="none" officeooo:rsid="005ebc28" style:font-style-asian="normal" style:font-style-complex="normal"/>
    </style:style>
    <style:style style:name="T25" style:family="text">
      <style:text-properties fo:font-style="normal" style:text-underline-style="none" officeooo:rsid="0062222c" style:font-style-asian="normal" style:font-style-complex="normal"/>
    </style:style>
    <style:style style:name="T26" style:family="text">
      <style:text-properties fo:font-style="normal" style:text-underline-style="none" officeooo:rsid="006398c8" style:font-style-asian="normal" style:font-style-complex="normal"/>
    </style:style>
    <style:style style:name="T27" style:family="text">
      <style:text-properties fo:font-style="normal" style:text-underline-style="none" officeooo:rsid="006973d0" style:font-style-asian="normal" style:font-style-complex="normal"/>
    </style:style>
    <style:style style:name="T28" style:family="text">
      <style:text-properties fo:font-style="normal" style:text-underline-style="none" officeooo:rsid="006c8152" style:font-style-asian="normal" style:font-style-complex="normal"/>
    </style:style>
    <style:style style:name="T29" style:family="text">
      <style:text-properties fo:font-style="normal" style:text-underline-style="none" officeooo:rsid="0070140c" style:font-style-asian="normal" style:font-style-complex="normal"/>
    </style:style>
    <style:style style:name="T30" style:family="text">
      <style:text-properties fo:font-style="normal" style:text-underline-style="none" officeooo:rsid="0071e9bb" style:font-style-asian="normal" style:font-style-complex="normal"/>
    </style:style>
    <style:style style:name="T31" style:family="text">
      <style:text-properties fo:font-style="normal" style:text-underline-style="none" officeooo:rsid="0072f11c" style:font-style-asian="normal" style:font-style-complex="normal"/>
    </style:style>
    <style:style style:name="T32" style:family="text">
      <style:text-properties fo:font-style="normal" style:text-underline-style="none" officeooo:rsid="0074a34a" style:font-style-asian="normal" style:font-style-complex="normal"/>
    </style:style>
    <style:style style:name="T33" style:family="text">
      <style:text-properties fo:font-style="normal" style:text-underline-style="none" officeooo:rsid="0075b1fa" style:font-style-asian="normal" style:font-style-complex="normal"/>
    </style:style>
    <style:style style:name="T34" style:family="text">
      <style:text-properties fo:font-style="normal" style:font-style-asian="normal" style:font-style-complex="normal"/>
    </style:style>
    <style:style style:name="T35" style:family="text">
      <style:text-properties fo:font-style="normal" officeooo:rsid="00805fa8" style:font-style-asian="normal" style:font-style-complex="normal"/>
    </style:style>
    <style:style style:name="T36" style:family="text">
      <style:text-properties fo:font-style="normal" officeooo:rsid="00832eaf" style:font-style-asian="normal" style:font-style-complex="normal"/>
    </style:style>
    <style:style style:name="T37" style:family="text">
      <style:text-properties fo:font-style="normal" officeooo:rsid="008e1515" style:font-style-asian="normal" style:font-style-complex="normal"/>
    </style:style>
    <style:style style:name="T38" style:family="text">
      <style:text-properties fo:font-style="normal" officeooo:rsid="008ebc78" style:font-style-asian="normal" style:font-style-complex="normal"/>
    </style:style>
    <style:style style:name="T39" style:family="text">
      <style:text-properties fo:font-style="normal" officeooo:rsid="00910fd9" style:font-style-asian="normal" style:font-style-complex="normal"/>
    </style:style>
    <style:style style:name="T40" style:family="text">
      <style:text-properties fo:font-style="normal" officeooo:rsid="0092660f" style:font-style-asian="normal" style:font-style-complex="normal"/>
    </style:style>
    <style:style style:name="T41" style:family="text">
      <style:text-properties officeooo:rsid="0043c034"/>
    </style:style>
    <style:style style:name="T42" style:family="text">
      <style:text-properties officeooo:rsid="004a26e9"/>
    </style:style>
    <style:style style:name="T43" style:family="text">
      <style:text-properties officeooo:rsid="004b82a4"/>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Concurrency</text:p>
      <text:p text:style-name="P1">Locks</text:p>
      <text:p text:style-name="P2">28.1 Locks: The Basic Idea</text:p>
      <text:p text:style-name="P3">A lock is just a vairable, it must be declared. <text:span text:style-name="T1">Example: </text:span></text:p>
      <text:p text:style-name="P4">lock_t mutex;<text:tab/><text:tab/>// Globally-allocated lock ‘mutex’</text:p>
      <text:p text:style-name="P5">The lock variable holds the state of the lock at any instant in time. <text:span text:style-name="T2">It is either </text:span><text:span text:style-name="T4">available</text:span><text:span text:style-name="T2">, no threads hold the lock, (unlocked or free) or </text:span><text:span text:style-name="T4">acquired</text:span><text:span text:style-name="T2">, exactly one thread holds the lock and is presumably in a critical section (locked or held). </text:span></text:p>
      <text:p text:style-name="P6">Calling lock tries to acquire the lock. </text:p>
      <text:p text:style-name="P6">Calling unlock to make the lock avilable again. </text:p>
      <text:p text:style-name="P7">If a thread holds a lock, it is said to be the <text:span text:style-name="T3">owner</text:span> of the lock.</text:p>
      <text:p text:style-name="P7"><text:span text:style-name="T7">Locks are created by the programmer and scheduled by the OS. </text:span></text:p>
      <text:p text:style-name="P7"/>
      <text:p text:style-name="P8"><text:span text:style-name="T7">28.2 Pthread Locks</text:span></text:p>
      <text:p text:style-name="P9"><text:span text:style-name="T8">The POSIX library uses the name “mutex” for a lock </text:span><text:span text:style-name="T9">to provice mutua exclusion between thread</text:span><text:span text:style-name="T10">s. </text:span></text:p>
      <text:p text:style-name="P9"><text:span text:style-name="T11">There are 2 strategies / approaches: </text:span></text:p>
      <text:list xml:id="list1881809961" text:style-name="L1">
        <text:list-item>
          <text:p text:style-name="P10">Coarsed-grained (big lock used any time any critical section is accessed)</text:p>
        </text:list-item>
        <text:list-item>
          <text:p text:style-name="P10">Fine-grained (protect different data with different locks, allowing more threads to be in locked code at once)</text:p>
        </text:list-item>
      </text:list>
      <text:p text:style-name="P11">28.3 Building A Lock</text:p>
      <text:p text:style-name="P12">Crux: How Do We Build a Lock?</text:p>
      <text:p text:style-name="P13">To build a lock, we need help from the hardware <text:span text:style-name="T12">&amp; the OS. </text:span><text:span text:style-name="T13">Hardware primitives are added to the instruction sets of various computer architectures. </text:span></text:p>
      <text:p text:style-name="P14">28.4 Evaluating Locks</text:p>
      <text:p text:style-name="P15">To evaluate if a lock works we establish some basic criterias: </text:p>
      <text:list xml:id="list2766985087" text:style-name="L2">
        <text:list-item>
          <text:p text:style-name="P16">Provide mutual exclusion, does the lock work? </text:p>
        </text:list-item>
        <text:list-item>
          <text:p text:style-name="P17">Fairness, does each thread contending for a lock get a fair shot at acquiring it once it is free?</text:p>
          <text:list>
            <text:list-item>
              <text:p text:style-name="P18">Does any thread contending for a lock starve while doing so? <text:span text:style-name="T14">(more extreme)</text:span></text:p>
            </text:list-item>
          </text:list>
        </text:list-item>
        <text:list-item>
          <text:p text:style-name="P19">Performance, what time overheads are added by using the lock.</text:p>
          <text:list>
            <text:list-item>
              <text:p text:style-name="P20">No contention case, <text:span text:style-name="T41">What is the overhead of grabbing and realeasing a lock for one single thread? </text:span></text:p>
            </text:list-item>
            <text:list-item>
              <text:p text:style-name="P20">Are there performance concearns when multiple threads tries to grab the lock? </text:p>
            </text:list-item>
            <text:list-item>
              <text:p text:style-name="P21"><text:soft-page-break/>How does the lock perform when we have multiple CPUs involved and threads on each contending for a lock? </text:p>
            </text:list-item>
          </text:list>
        </text:list-item>
      </text:list>
      <text:p text:style-name="P22">28.5 Controlling interrupts</text:p>
      <text:p text:style-name="P23">An early solution to <text:s/>provide mutual exclusion was to disable interrupts. <text:span text:style-name="T42">This was simple but has many negatives:</text:span></text:p>
      <text:list xml:id="list1365562781" text:style-name="L3">
        <text:list-item>
          <text:p text:style-name="P24">We must allow any calling thread to performa <text:s/>privaleged operation (turning interrupts on and off). <text:span text:style-name="T43">This requires to much trust between allpicaitons and is not safe. </text:span></text:p>
        </text:list-item>
        <text:list-item>
          <text:p text:style-name="P25"><text:span text:style-name="T16">This approach does not work on multiprocessors (an interrupt will not stop other processors from </text:span><text:span text:style-name="T17">grabbing</text:span><text:span text:style-name="T16"> the lock </text:span><text:span text:style-name="T18">and multiprocessors are today commonpl</text:span><text:span text:style-name="T19">ace</text:span><text:span text:style-name="T16">). </text:span></text:p>
        </text:list-item>
        <text:list-item>
          <text:p text:style-name="P26"><text:span text:style-name="T16">T</text:span><text:span text:style-name="T15">urning off interrupt could lead to lost interrupts </text:span><text:span text:style-name="T20">leading to serious systems problems. </text:span></text:p>
        </text:list-item>
        <text:list-item>
          <text:p text:style-name="P27"><text:span text:style-name="T20">I</text:span><text:span text:style-name="T15">nefficient approach as compared to normal intruction execution, code that masks or unmasks interrupts tends to be executed slowly by modern CPUs. </text:span></text:p>
        </text:list-item>
      </text:list>
      <text:p text:style-name="P28"><text:span text:style-name="T15">This solution may be used within the OS itself when it uses interrupt masking to guarantee atomicity when accessing its own data structure. Trust issues dissapears inside the OS, so this makes sense!</text:span></text:p>
      <text:p text:style-name="P29"><text:span text:style-name="T15">28.6 A Failed Attempt: Just Using Loads/Stores</text:span></text:p>
      <text:p text:style-name="P30"><text:span text:style-name="T15">Both threads are able to enter the critical section </text:span><text:span text:style-name="T22">(incorrect)</text:span></text:p>
      <text:p text:style-name="P30"><text:span text:style-name="T15">Threads are using spin-waiting to check the status of the flag, this is ineffective </text:span><text:span text:style-name="T21">(bad performance)</text:span></text:p>
      <text:p text:style-name="P31"><text:span text:style-name="T21">2</text:span><text:span text:style-name="T15">8.7 Building Spin Locks with Test-And-Set</text:span></text:p>
      <text:p text:style-name="P31"><text:span text:style-name="T15">As interrupt disabling and loads &amp; stores did not work, system designers started to invent hardare support for locks. </text:span><text:span text:style-name="T23">The simplest one to understand is what is known as a </text:span><text:span text:style-name="T5">test-and-set instruction</text:span><text:span text:style-name="T23">, also known as </text:span><text:span text:style-name="T5">atomic exchange</text:span><text:span text:style-name="T23">. </text:span></text:p>
      <text:p text:style-name="P32"><text:span text:style-name="T23">T</text:span><text:span text:style-name="T15">he test-and-set instruction is enough to build a simple spin lock, </text:span><text:span text:style-name="T24">the first mutual exclusion primitive: </text:span></text:p>
      <text:p text:style-name="P33"><text:span text:style-name="T24">v</text:span><text:span text:style-name="T15">oid lock(lock_t* lock) { while(TestAndSet(&amp;lock→flag, 1) == 1); }</text:span></text:p>
      <text:p text:style-name="P34"><text:span text:style-name="T15">[The mechanism will spin based on CPU clock until the lock can be set</text:span><text:span text:style-name="T25">]</text:span></text:p>
      <text:p text:style-name="P35"><text:span text:style-name="T25">2</text:span><text:span text:style-name="T15">8.8 Evaluating Spin Locks</text:span></text:p>
      <text:p text:style-name="P37"><text:span text:style-name="T15">Spinlocks requires preemptive scheduling. </text:span></text:p>
      <text:p text:style-name="P35"><text:span text:style-name="T15">Spinlocks does not provide any fairness gurantees. </text:span><text:span text:style-name="T26">Simple spin locks are not fair and may lead to starvation. </text:span></text:p>
      <text:p text:style-name="P36"><text:span text:style-name="T26">P</text:span><text:span text:style-name="T15">erformance overheads for spin locks can aso be quite painful. </text:span></text:p>
      <text:p text:style-name="P38"><text:span text:style-name="T15">Spin lock can be effective using 1 thread / CPU</text:span></text:p>
      <text:p text:style-name="P39"><text:span text:style-name="T15">28.9 Compare-And-Swap</text:span></text:p>
      <text:p text:style-name="P40"><text:span text:style-name="T15">The compare-and-swap </text:span><text:span text:style-name="T28">(SPARC)</text:span><text:span text:style-name="T15">, </text:span><text:span text:style-name="T27">or compare-and-exchange </text:span><text:span text:style-name="T28">(x86)</text:span><text:span text:style-name="T27">,</text:span><text:span text:style-name="T15"> is another hardware primitve that some systems provide. </text:span></text:p>
      <text:p text:style-name="P41"><text:soft-page-break/><text:span text:style-name="T15">Void lock(lock_t* lock) { while(CompareAndSwap(&amp;lock→flag, o), 0, 1); }</text:span></text:p>
      <text:p text:style-name="P42"><text:span text:style-name="T15">Much more powerful than TestAndSet. </text:span><text:span text:style-name="T29">It simple checks if the flag Is 0 and if so, atomically swaps in a 1 thus acquiring the lock. </text:span></text:p>
      <text:p text:style-name="P43"><text:span text:style-name="T29">2</text:span><text:span text:style-name="T15">8.10 Load-Linked and Store-Conditional</text:span></text:p>
      <text:p text:style-name="P44"><text:span text:style-name="T15">2 different instructions used together. </text:span><text:span text:style-name="T30">Load-linked works like a load-instruction and fetches a value from memory and places it in a register. Store-conditional which only succeeds if no interveening store to the address has taken place. In case of success the store conditional returns 1 and updates the value at ptr to value. It it fails, ptr isnot updates and 0 is returned. </text:span></text:p>
      <text:p text:style-name="P45"><text:span text:style-name="T30">V</text:span><text:span text:style-name="T15">oid lock(lock_t* lock) { </text:span></text:p>
      <text:p text:style-name="P45"><text:span text:style-name="T15">while(1)</text:span></text:p>
      <text:p text:style-name="P45"><text:span text:style-name="T15">{</text:span></text:p>
      <text:p text:style-name="P45"><text:span text:style-name="T15"><text:tab/>while (LoadLinked(&amp;lock→flag) == 1);</text:span></text:p>
      <text:p text:style-name="P45"><text:span text:style-name="T15"><text:tab/>if (StoreConditional(&amp;lock→flag, 1) == 1) </text:span><text:span text:style-name="T31">return; </text:span></text:p>
      <text:p text:style-name="P45"><text:span text:style-name="T15">}</text:span></text:p>
      <text:p text:style-name="P46"><text:span text:style-name="T15">28.11 Fetch-And-Add</text:span></text:p>
      <text:p text:style-name="P46"><text:span text:style-name="T15">Atomically increments a value while returning a the old value at a particular address. </text:span><text:span text:style-name="T32">The fetch-and-add instruction can be used to build an interesting </text:span><text:span text:style-name="T6">ticket lock</text:span><text:span text:style-name="T32"> </text:span><text:span text:style-name="T33">(using a ticker and a turn variable). </text:span></text:p>
      <text:p text:style-name="P47"><text:span text:style-name="T33">V</text:span><text:span text:style-name="T15">oid lock(lock_t* lock)</text:span></text:p>
      <text:p text:style-name="P47"><text:span text:style-name="T15">{</text:span></text:p>
      <text:p text:style-name="P47"><text:span text:style-name="T15">int myturn = FetchAndAdd(&amp;lock→ticket);</text:span></text:p>
      <text:p text:style-name="P47"><text:span text:style-name="T15">while (lock→turn != myturn);</text:span></text:p>
      <text:p text:style-name="P47"><text:span text:style-name="T15">}</text:span></text:p>
      <text:p text:style-name="P48"><text:span text:style-name="T15">This solution ensure progress for all threads (important difference).</text:span></text:p>
      <text:p text:style-name="P49"><text:span text:style-name="T15">28.12 Too Much Spinning: What Now?</text:span></text:p>
      <text:p text:style-name="P50"><text:span text:style-name="T34">The Crux: How Do We Avoid Spinning?</text:span></text:p>
      <text:p text:style-name="P51"><text:span text:style-name="T34">We will need OS-suppor</text:span><text:span text:style-name="T35">t too!</text:span></text:p>
      <text:p text:style-name="P52"><text:span text:style-name="T35">2</text:span><text:span text:style-name="T34">8.13 A Simple Approach: Just Yield, Baby</text:span></text:p>
      <text:p text:style-name="P53"><text:span text:style-name="T34">When we are going to spin, we give the CPU to another thread (thread is yielded). </text:span><text:span text:style-name="T36">This approach is still costly as the cost of context switching is substantial and it is not tackeling the starvation problem at all. </text:span></text:p>
      <text:p text:style-name="P54"><text:span text:style-name="T36">2</text:span><text:span text:style-name="T34">8.14 Using Queues: Sleeping Instead Of Spinning</text:span></text:p>
      <text:p text:style-name="P55"><text:span text:style-name="T34">The earlier approaches leave to much to chance. Through the OS, we provide a queue of which threads that next gets to acquire the lock. We use the procedures </text:span><text:span text:style-name="T3">park() </text:span><text:span text:style-name="T34">(puts a calling thread to sleep)</text:span><text:span text:style-name="T3"> </text:span><text:span text:style-name="T34">and </text:span><text:span text:style-name="T3">unpark()</text:span><text:span text:style-name="T34"> (to wake a particular thread). </text:span></text:p>
      <text:list xml:id="list1301144464" text:style-name="L4">
        <text:list-item>
          <text:p text:style-name="P56"><text:span text:style-name="T34">A more efficient lock is is made (combined test-and-set and explicit queue of lock waiters</text:span></text:p>
        </text:list-item>
        <text:list-item>
          <text:p text:style-name="P56"><text:soft-page-break/><text:span text:style-name="T34">We avoid staration using a queue to control who get the lock next. </text:span></text:p>
        </text:list-item>
        <text:list-item>
          <text:p text:style-name="P57"><text:span text:style-name="T34">Still using some spin-lock, but it is limited</text:span></text:p>
        </text:list-item>
        <text:list-item>
          <text:p text:style-name="P59"><text:span text:style-name="T34">resonably approach</text:span></text:p>
        </text:list-item>
      </text:list>
      <text:p text:style-name="P60"><text:span text:style-name="T34">28.15 Different OS, Different Support</text:span></text:p>
      <text:p text:style-name="P61"><text:span text:style-name="T34">E.g. Linux provides a </text:span><text:span text:style-name="T3">futex</text:span><text:span text:style-name="T34"> similar to the solaris internface but provide more in-kernel functionality.</text:span></text:p>
      <text:p text:style-name="P60"><text:span text:style-name="T34">28.16 Two-Phase Locks</text:span></text:p>
      <text:p text:style-name="P62"><text:span text:style-name="T34">A flavor of an old approach </text:span><text:span text:style-name="T37">(Linux is using two-phase locks). <text:s/></text:span><text:span text:style-name="T38">The techniques relizes that spinning can be useful, particularly, if the lock is about to be released. </text:span></text:p>
      <text:p text:style-name="P63"><text:span text:style-name="T38">F</text:span><text:span text:style-name="T34">irst phase: the lock spins for a while, hoping it can acquire the lock</text:span></text:p>
      <text:p text:style-name="P63"><text:span text:style-name="T34">Second phase: </text:span><text:span text:style-name="T39">Entered if the lock is not acquired during first phase. The caller is put to sleep, and only woken up when the lock becomes free later. </text:span><text:span text:style-name="T40">Making a single general-purposed lock, good for all possible use cases is quite challenging. </text:span></text:p>
      <text:p text:style-name="P60"><text:span text:style-name="T34">28.17 Summary</text:span></text:p>
      <text:p text:style-name="P64"><text:span text:style-name="T34">Real are locks are provided through hardware support (more powerful instructions) plus some operating system support (park, unpark primitives [solaris] and futex [linux]).</text:span></text:p>
      <text:p text:style-name="P58"><text:span text:style-name="T3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0T14:36:14.900841040</meta:creation-date>
    <dc:date>2020-12-20T17:28:38.655372022</dc:date>
    <meta:editing-duration>PT2H41M21S</meta:editing-duration>
    <meta:editing-cycles>109</meta:editing-cycles>
    <meta:generator>LibreOffice/6.4.6.2$Linux_X86_64 LibreOffice_project/40$Build-2</meta:generator>
    <meta:document-statistic meta:table-count="0" meta:image-count="0" meta:object-count="0" meta:page-count="4" meta:paragraph-count="86" meta:word-count="1101" meta:character-count="6657" meta:non-whitespace-character-count="5620"/>
  </office:meta>
</office:document-meta>
</file>